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in" fo:margin-right="-0.3118in" fo:margin-top="0in" fo:margin-bottom="0in" style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e66c5" style:font-size-asian="14pt" style:font-size-complex="14pt"/>
    </style:style>
    <style:style style:name="P5" style:family="paragraph" style:parent-style-name="Standard">
      <style:text-properties fo:font-size="14pt" fo:font-weight="bold" officeooo:rsid="000ff735" officeooo:paragraph-rsid="000ff73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officeooo:rsid="000ff735" officeooo:paragraph-rsid="000ff735" style:font-size-asian="14pt" style:font-size-complex="14pt"/>
    </style:style>
    <style:style style:name="P7" style:family="paragraph" style:parent-style-name="Standard">
      <style:text-properties fo:font-size="14pt" officeooo:paragraph-rsid="000ff735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.3118in" fo:margin-right="0in" fo:margin-top="0in" fo:margin-bottom="0in" style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font-size="14pt" officeooo:paragraph-rsid="000ff735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.3118in" fo:margin-right="0in" fo:margin-top="0in" fo:margin-bottom="0in" style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font-size="14pt" officeooo:paragraph-rsid="00112035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font-size="14pt" officeooo:paragraph-rsid="0011203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fo:font-size="14pt" officeooo:paragraph-rsid="00112035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fo:font-size="14pt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fo:font-size="14pt" officeooo:paragraph-rsid="000e66c5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fo:font-size="14pt" officeooo:paragraph-rsid="000ff735" style:font-size-asian="14pt" style:font-size-complex="14pt"/>
    </style:style>
    <style:style style:name="T1" style:family="text">
      <style:text-properties fo:font-weight="bold" style:font-weight-asian="bold" style:font-weight-complex="normal"/>
    </style:style>
    <style:style style:name="T2" style:family="text">
      <style:text-properties fo:font-weight="bold" officeooo:rsid="000ff735" style:font-weight-asian="bold" style:font-weight-complex="bold"/>
    </style:style>
    <style:style style:name="T3" style:family="text">
      <style:text-properties officeooo:rsid="0011203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f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et Not I but Through Christ in Me</text:span></text:p>
      <text:p text:style-name="P2"><text:line-break/><text:span text:style-name="T2">VERSE 1</text:span></text:p>
      <text:p text:style-name="P2">What gift of grace is Jesus my redeemer</text:p>
      <text:p text:style-name="P2">There is no more for heaven now to give</text:p>
      <text:p text:style-name="P2">He is my joy, my righteousness, and freedom</text:p>
      <text:p text:style-name="P3">My steadfast love, my deep and boundless peac<text:span text:style-name="T3">e</text:span></text:p>
      <text:p text:style-name="P2"><text:line-break/><text:span text:style-name="T2">REFRAIN 1</text:span></text:p>
      <text:p text:style-name="P2">To this I hold, my hope is only Jesus</text:p>
      <text:p text:style-name="P2">For my life is wholly bound to His</text:p>
      <text:p text:style-name="P4">Oh how strange and divine,</text:p>
      <text:p text:style-name="P4">I can sing, "All is mine"</text:p>
      <text:p text:style-name="P2">Yet not I, but through Christ in me</text:p>
      <text:p text:style-name="P2"><text:line-break/><text:span text:style-name="T2">VERSE 2</text:span></text:p>
      <text:p text:style-name="P2">The night is dark but I am not forsaken</text:p>
      <text:p text:style-name="P2">For by my side, the Saviour He will stay</text:p>
      <text:p text:style-name="P2">I labour on in weakness and rejoicing</text:p>
      <text:p text:style-name="P2">For in my need, His power is displayed</text:p>
      <text:p text:style-name="P2"/>
      <text:p text:style-name="P5">REFRAIN 2</text:p>
      <text:p text:style-name="P2">To this I hold, my Shepherd will defend me</text:p>
      <text:p text:style-name="P2">Through the deepest valley He will lead</text:p>
      <text:p text:style-name="P2">Oh the night has been won, and I shall overcome</text:p>
      <text:p text:style-name="P2">Yet not I, but through Christ in me</text:p>
      <text:p text:style-name="P6"/>
      <text:p text:style-name="P6"><text:span text:style-name="T4">VERSE 3</text:span></text:p>
      <text:p text:style-name="P7">No fate I dread, I know I am forgiven</text:p>
      <text:p text:style-name="P7">The future sure, the price it has been paid</text:p>
      <text:p text:style-name="P7">For Jesus bled and suffered for my pardon</text:p>
      <text:p text:style-name="P7">And He was raised to overthrow the grave</text:p>
      <text:p text:style-name="P7"/>
      <text:p text:style-name="P7"><text:span text:style-name="T2">REFRAIN 3</text:span></text:p>
      <text:p text:style-name="P7">To this I hold, my sin has been defeated</text:p>
      <text:p text:style-name="P7">Jesus now and ever is my plea</text:p>
      <text:p text:style-name="P7">Oh the chains are released,</text:p>
      <text:p text:style-name="P7">I can sing, "I am free"</text:p>
      <text:p text:style-name="P7"><text:span text:style-name="T5">Yet not I, but through Christ in me</text:span></text:p>
      <text:p text:style-name="P8"/>
      <text:p text:style-name="P9"><text:span text:style-name="T5"><text:s/></text:span></text:p>
      <text:p text:style-name="P9"><text:span text:style-name="T2"/></text:p>
      <text:p text:style-name="P10"><text:span text:style-name="T2">VERSE 4</text:span></text:p>
      <text:p text:style-name="P11">With every breath I long to follow Jesus</text:p>
      <text:p text:style-name="P12">For He has said that He will bring me home</text:p>
      <text:p text:style-name="P12">And day by day I know He will renew me</text:p>
      <text:p text:style-name="P12">Until I stand with joy before the throne</text:p>
      <text:p text:style-name="P12"/>
      <text:p text:style-name="P12"><text:span text:style-name="T2">REFRAIN 4 (x 2)</text:span></text:p>
      <text:p text:style-name="P12">To this I hold, my hope is only Jesus</text:p>
      <text:p text:style-name="P12">All the glory evermore to Him</text:p>
      <text:p text:style-name="P13">When the race is complete,</text:p>
      <text:p text:style-name="P13">still my lips shall repeat</text:p>
      <text:p text:style-name="P12">Yet not I, but through Christ in me</text:p>
      <text:p text:style-name="P12"/>
      <text:p text:style-name="P14"><text:span text:style-name="T5"><text:s/></text:span><text:span text:style-name="T2">OUTRO</text:span></text:p>
      <text:p text:style-name="P13"><text:s/>When the race is complete,</text:p>
      <text:p text:style-name="P13"><text:s/>still my lips shall repeat</text:p>
      <text:p text:style-name="P12"><text:s/>Yet not I, but through Christ in me</text:p>
      <text:p text:style-name="P12"><text:s/>Yet not I, but through Christ in me</text:p>
      <text:p text:style-name="P12"><text:s/>Yet not I, but through Christ in 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normal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normal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normal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normal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2">
          <style:column style:rel-width="33331*" fo:start-indent="0in" fo:end-indent="0.0654in"/>
          <style:column style:rel-width="32204*" fo:start-indent="0.065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Text_20_body"><text:span text:style-name="MT1">CCLI Song # 7121852 Jonny Robinson | Michael Farren | Rich Thompson © 2018 CityAlight Music; Farren Love And War Publishing; Integrity's Alleluia! Music For use solely with the SongSelect® 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 </text:span><text:a xlink:type="simple" xlink:href="http://www.ccli.com/" text:style-name="Internet_20_link" text:visited-style-name="Visited_20_Internet_20_Link"><text:span text:style-name="MT1">www.ccli.com</text:span></text:a><text:span text:style-name="MT1"> CCLI License # 3266058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Gerber</meta:initial-creator>
    <meta:editing-cycles>5</meta:editing-cycles>
    <meta:creation-date>2024-06-24T10:16:00</meta:creation-date>
    <dc:date>2025-09-15T23:16:26.755974916</dc:date>
    <meta:editing-duration>PT25M55S</meta:editing-duration>
    <meta:generator>LibreOffice/24.8.7.2$Linux_X86_64 LibreOffice_project/480$Build-2</meta:generator>
    <meta:document-statistic meta:table-count="0" meta:image-count="0" meta:object-count="0" meta:page-count="1" meta:paragraph-count="52" meta:word-count="376" meta:character-count="1804" meta:non-whitespace-character-count="1469"/>
    <meta:user-defined meta:name="AppVersion">16.0000</meta:user-defined>
    <meta:template xlink:type="simple" xlink:actuate="onRequest" xlink:title="Normal" xlink:href=""/>
  </office:meta>
</office:document-meta>
</file>